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Courier New" svg:font-family="Courier New"/>
    <style:font-face style:name="Times New Roman" svg:font-family="Times New Roman"/>
    <style:font-face style:name="Verdana" svg:font-family="Verdana"/>
  </office:font-face-decls>
  <office:automatic-styles>
    <style:style style:name="P1" style:family="paragraph" style:parent-style-name="Standard">
      <style:paragraph-properties fo:text-align="center" fo:margin-bottom="0.494cm"/>
    </style:style>
    <style:style style:name="T1_1" style:family="text" style:parent-style-name="Default_20_Paragraph_20_Font">
      <style:text-properties style:font-name="Verdana" style:font-name-asian="Verdana" style:font-name-complex="Verdana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right="0cm"/>
    </style:style>
    <style:style style:name="T2_1" style:family="text" style:parent-style-name="Default_20_Paragraph_20_Font">
      <style:text-properties style:font-name="Verdana" style:font-name-asian="Verdana" style:font-name-complex="Verdana"/>
    </style:style>
    <style:style style:name="T2_2" style:family="text" style:parent-style-name="Default_20_Paragraph_20_Font">
      <style:text-properties style:font-name="Verdana" style:font-name-asian="Verdana" style:font-name-complex="Verdana" fo:font-weight="bold"/>
    </style:style>
    <style:style style:name="T2_3" style:family="text" style:parent-style-name="Default_20_Paragraph_20_Font">
      <style:text-properties style:font-name="Verdana" style:font-name-asian="Verdana" style:font-name-complex="Verdana"/>
    </style:style>
    <style:style style:name="T2_4" style:family="text" style:parent-style-name="Default_20_Paragraph_20_Font"/>
    <style:style style:name="P3" style:family="paragraph" style:parent-style-name="Standard">
      <style:paragraph-properties fo:text-align="justify" fo:margin-bottom="0.494cm"/>
    </style:style>
    <style:style style:name="T3_1" style:family="text" style:parent-style-name="Default_20_Paragraph_20_Font">
      <style:text-properties style:font-name="Verdana" style:font-name-asian="Verdana" style:font-name-complex="Verdana"/>
    </style:style>
    <style:style style:name="T3_2" style:family="text" style:parent-style-name="Default_20_Paragraph_20_Font">
      <style:text-properties style:font-name="Verdana" style:font-name-asian="Verdana" style:font-name-complex="Verdana" fo:font-weight="bold"/>
    </style:style>
    <style:style style:name="T3_3" style:family="text" style:parent-style-name="Default_20_Paragraph_20_Font">
      <style:text-properties style:font-name="Verdana" style:font-name-asian="Verdana" style:font-name-complex="Verdana"/>
    </style:style>
    <style:style style:name="T3_4" style:family="text" style:parent-style-name="Default_20_Paragraph_20_Font"/>
    <style:style style:name="P4" style:family="paragraph" style:parent-style-name="Standard">
      <style:paragraph-properties fo:text-align="justify" fo:margin-bottom="0.494cm"/>
    </style:style>
    <style:style style:name="T4_1" style:family="text" style:parent-style-name="Default_20_Paragraph_20_Font">
      <style:text-properties style:font-name="Verdana" style:font-name-asian="Verdana" style:font-name-complex="Verdana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>
      <style:text-properties style:font-name="Verdana" style:font-name-asian="Verdana" style:font-name-complex="Verdana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>
      <style:text-properties style:font-name="Verdana" style:font-name-asian="Verdana" style:font-name-complex="Verdana"/>
    </style:style>
    <style:style style:name="T6_2" style:family="text" style:parent-style-name="Default_20_Paragraph_20_Font">
      <style:text-properties style:font-name="Verdana" style:font-name-asian="Verdana" style:font-name-complex="Verdana"/>
    </style:style>
    <style:style style:name="T6_3" style:family="text" style:parent-style-name="Default_20_Paragraph_20_Font">
      <style:text-properties style:font-name="Verdana" style:font-name-asian="Verdana" style:font-name-complex="Verdana"/>
    </style:style>
    <style:style style:name="T6_4" style:family="text" style:parent-style-name="Default_20_Paragraph_20_Font">
      <style:text-properties style:font-name="Verdana" style:font-name-asian="Verdana" style:font-name-complex="Verdana"/>
    </style:style>
    <style:style style:name="T6_5" style:family="text" style:parent-style-name="Default_20_Paragraph_20_Font">
      <style:text-properties style:font-name="Verdana" style:font-name-asian="Verdana" style:font-name-complex="Verdana"/>
    </style:style>
    <style:style style:name="T6_6" style:family="text" style:parent-style-name="Default_20_Paragraph_20_Font">
      <style:text-properties style:font-name="Verdana" style:font-name-asian="Verdana" style:font-name-complex="Verdana"/>
    </style:style>
    <style:style style:name="T6_7" style:family="text" style:parent-style-name="Default_20_Paragraph_20_Font">
      <style:text-properties style:font-name="Verdana" style:font-name-asian="Verdana" style:font-name-complex="Verdana"/>
    </style:style>
    <style:style style:name="T6_8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>
      <style:text-properties style:font-name="Verdana" style:font-name-asian="Verdana" style:font-name-complex="Verdana"/>
    </style:style>
    <style:style style:name="T7_2" style:family="text" style:parent-style-name="Default_20_Paragraph_20_Font">
      <style:text-properties style:font-name="Verdana" style:font-name-asian="Verdana" style:font-name-complex="Verdana"/>
    </style:style>
    <style:style style:name="T7_3" style:family="text" style:parent-style-name="Default_20_Paragraph_20_Font">
      <style:text-properties style:font-name="Verdana" style:font-name-asian="Verdana" style:font-name-complex="Verdana"/>
    </style:style>
    <style:style style:name="T7_4" style:family="text" style:parent-style-name="Default_20_Paragraph_20_Font">
      <style:text-properties style:font-name="Verdana" style:font-name-asian="Verdana" style:font-name-complex="Verdana"/>
    </style:style>
    <style:style style:name="T7_5" style:family="text" style:parent-style-name="Default_20_Paragraph_20_Font">
      <style:text-properties style:font-name="Verdana" style:font-name-asian="Verdana" style:font-name-complex="Verdana"/>
    </style:style>
    <style:style style:name="T7_6" style:family="text" style:parent-style-name="Default_20_Paragraph_20_Font">
      <style:text-properties style:font-name="Verdana" style:font-name-asian="Verdana" style:font-name-complex="Verdana"/>
    </style:style>
    <style:style style:name="T7_7" style:family="text" style:parent-style-name="Default_20_Paragraph_20_Font">
      <style:text-properties style:font-name="Verdana" style:font-name-asian="Verdana" style:font-name-complex="Verdana"/>
    </style:style>
    <style:style style:name="T7_8" style:family="text" style:parent-style-name="Default_20_Paragraph_20_Font"/>
    <style:style style:name="P8" style:family="paragraph" style:parent-style-name="Standard">
      <style:paragraph-properties fo:text-align="left" fo:margin-bottom="0.494cm"/>
    </style:style>
    <style:style style:name="T8_1" style:family="text" style:parent-style-name="Default_20_Paragraph_20_Font">
      <style:text-properties style:font-name="Verdana" style:font-name-asian="Verdana" style:font-name-complex="Verdana"/>
    </style:style>
    <style:style style:name="T8_2" style:family="text" style:parent-style-name="Default_20_Paragraph_20_Font">
      <style:text-properties style:font-name="Verdana" style:font-name-asian="Verdana" style:font-name-complex="Verdana"/>
    </style:style>
    <style:style style:name="T8_3" style:family="text" style:parent-style-name="Default_20_Paragraph_20_Font">
      <style:text-properties style:font-name="Verdana" style:font-name-asian="Verdana" style:font-name-complex="Verdana"/>
    </style:style>
    <style:style style:name="T8_4" style:family="text" style:parent-style-name="Default_20_Paragraph_20_Font">
      <style:text-properties style:font-name="Verdana" style:font-name-asian="Verdana" style:font-name-complex="Verdana"/>
    </style:style>
    <style:style style:name="T8_5" style:family="text" style:parent-style-name="Default_20_Paragraph_20_Font">
      <style:text-properties style:font-name="Verdana" style:font-name-asian="Verdana" style:font-name-complex="Verdana"/>
    </style:style>
    <style:style style:name="T8_6" style:family="text" style:parent-style-name="Default_20_Paragraph_20_Font">
      <style:text-properties style:font-name="Verdana" style:font-name-asian="Verdana" style:font-name-complex="Verdana"/>
    </style:style>
    <style:style style:name="T8_7" style:family="text" style:parent-style-name="Default_20_Paragraph_20_Font">
      <style:text-properties style:font-name="Verdana" style:font-name-asian="Verdana" style:font-name-complex="Verdana"/>
    </style:style>
    <style:style style:name="T8_8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>
      <style:text-properties style:font-name="Verdana" style:font-name-asian="Verdana" style:font-name-complex="Verdana"/>
    </style:style>
    <style:style style:name="T9_2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9_3" style:family="text" style:parent-style-name="Default_20_Paragraph_20_Font">
      <style:text-properties style:font-name="Verdana" style:font-name-asian="Verdana" style:font-name-complex="Verdana"/>
    </style:style>
    <style:style style:name="T9_4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9_5" style:family="text" style:parent-style-name="Default_20_Paragraph_20_Font">
      <style:text-properties style:font-name="Verdana" style:font-name-asian="Verdana" style:font-name-complex="Verdana"/>
    </style:style>
    <style:style style:name="T9_6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9_7" style:family="text" style:parent-style-name="Default_20_Paragraph_20_Font">
      <style:text-properties style:font-name="Verdana" style:font-name-asian="Verdana" style:font-name-complex="Verdana"/>
    </style:style>
    <style:style style:name="T9_8" style:family="text" style:parent-style-name="Default_20_Paragraph_20_Font"/>
    <style:style style:name="P10" style:family="paragraph" style:parent-style-name="Standard">
      <style:paragraph-properties fo:text-align="left" fo:margin-bottom="0.494cm"/>
    </style:style>
    <style:style style:name="T10_1" style:family="text" style:parent-style-name="Default_20_Paragraph_20_Font">
      <style:text-properties style:font-name="Verdana" style:font-name-asian="Verdana" style:font-name-complex="Verdana"/>
    </style:style>
    <style:style style:name="T10_2" style:family="text" style:parent-style-name="Default_20_Paragraph_20_Font">
      <style:text-properties fo:color="#0000ff" style:font-name="Verdana" style:font-name-asian="Verdana" style:font-name-complex="Verdana"/>
    </style:style>
    <style:style style:name="T10_3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4" style:family="text" style:parent-style-name="Default_20_Paragraph_20_Font">
      <style:text-properties style:font-name="Verdana" style:font-name-asian="Verdana" style:font-name-complex="Verdana"/>
    </style:style>
    <style:style style:name="T10_5" style:family="text" style:parent-style-name="Default_20_Paragraph_20_Font">
      <style:text-properties fo:color="#0000ff" style:font-name="Verdana" style:font-name-asian="Verdana" style:font-name-complex="Verdana"/>
    </style:style>
    <style:style style:name="T10_6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7" style:family="text" style:parent-style-name="Default_20_Paragraph_20_Font">
      <style:text-properties style:font-name="Verdana" style:font-name-asian="Verdana" style:font-name-complex="Verdana"/>
    </style:style>
    <style:style style:name="T10_8" style:family="text" style:parent-style-name="Default_20_Paragraph_20_Font">
      <style:text-properties fo:color="#0000ff" style:font-name="Verdana" style:font-name-asian="Verdana" style:font-name-complex="Verdana"/>
    </style:style>
    <style:style style:name="T10_9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10" style:family="text" style:parent-style-name="Default_20_Paragraph_20_Font">
      <style:text-properties style:font-name="Verdana" style:font-name-asian="Verdana" style:font-name-complex="Verdana"/>
    </style:style>
    <style:style style:name="T10_11" style:family="text" style:parent-style-name="Default_20_Paragraph_20_Font">
      <style:text-properties fo:color="#0000ff" style:font-name="Verdana" style:font-name-asian="Verdana" style:font-name-complex="Verdana"/>
    </style:style>
    <style:style style:name="T10_12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13" style:family="text" style:parent-style-name="Default_20_Paragraph_20_Font">
      <style:text-properties style:font-name="Verdana" style:font-name-asian="Verdana" style:font-name-complex="Verdana"/>
    </style:style>
    <style:style style:name="T10_14" style:family="text" style:parent-style-name="Default_20_Paragraph_20_Font">
      <style:text-properties fo:color="#0000ff" style:font-name="Verdana" style:font-name-asian="Verdana" style:font-name-complex="Verdana"/>
    </style:style>
    <style:style style:name="T10_15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16" style:family="text" style:parent-style-name="Default_20_Paragraph_20_Font">
      <style:text-properties style:font-name="Verdana" style:font-name-asian="Verdana" style:font-name-complex="Verdana"/>
    </style:style>
    <style:style style:name="T10_17" style:family="text" style:parent-style-name="Default_20_Paragraph_20_Font">
      <style:text-properties fo:font-style="italic" style:font-name="Verdana" style:font-name-asian="Verdana" style:font-name-complex="Verdana"/>
    </style:style>
    <style:style style:name="T10_18" style:family="text" style:parent-style-name="Default_20_Paragraph_20_Font">
      <style:text-properties fo:color="#0000ff" style:font-name="Verdana" style:font-name-asian="Verdana" style:font-name-complex="Verdana"/>
    </style:style>
    <style:style style:name="T10_19" style:family="text" style:parent-style-name="Default_20_Paragraph_20_Font">
      <style:text-properties style:text-line-through-style="none" fo:font-style="italic" fo:color="#000000" style:font-name="Verdana" style:font-name-asian="Verdana" style:font-name-complex="Verdana" style:text-underline-style="none"/>
    </style:style>
    <style:style style:name="T10_20" style:family="text" style:parent-style-name="Default_20_Paragraph_20_Font">
      <style:text-properties fo:font-style="italic" style:font-name="Verdana" style:font-name-asian="Verdana" style:font-name-complex="Verdana"/>
    </style:style>
    <style:style style:name="T10_21" style:family="text" style:parent-style-name="Default_20_Paragraph_20_Font">
      <style:text-properties style:font-name="Verdana" style:font-name-asian="Verdana" style:font-name-complex="Verdana"/>
    </style:style>
    <style:style style:name="T10_22" style:family="text" style:parent-style-name="Default_20_Paragraph_20_Font">
      <style:text-properties fo:color="#0000ff" style:font-name="Verdana" style:font-name-asian="Verdana" style:font-name-complex="Verdana"/>
    </style:style>
    <style:style style:name="T10_23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24" style:family="text" style:parent-style-name="Default_20_Paragraph_20_Font">
      <style:text-properties style:font-name="Verdana" style:font-name-asian="Verdana" style:font-name-complex="Verdana"/>
    </style:style>
    <style:style style:name="T10_25" style:family="text" style:parent-style-name="Default_20_Paragraph_20_Font">
      <style:text-properties fo:color="#0000ff" style:font-name="Verdana" style:font-name-asian="Verdana" style:font-name-complex="Verdana"/>
    </style:style>
    <style:style style:name="T10_26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27" style:family="text" style:parent-style-name="Default_20_Paragraph_20_Font">
      <style:text-properties style:font-name="Verdana" style:font-name-asian="Verdana" style:font-name-complex="Verdana"/>
    </style:style>
    <style:style style:name="T10_28" style:family="text" style:parent-style-name="Default_20_Paragraph_20_Font">
      <style:text-properties fo:color="#0000ff" style:font-name="Verdana" style:font-name-asian="Verdana" style:font-name-complex="Verdana"/>
    </style:style>
    <style:style style:name="T10_29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30" style:family="text" style:parent-style-name="Default_20_Paragraph_20_Font">
      <style:text-properties style:font-name="Verdana" style:font-name-asian="Verdana" style:font-name-complex="Verdana"/>
    </style:style>
    <style:style style:name="T10_31" style:family="text" style:parent-style-name="Default_20_Paragraph_20_Font">
      <style:text-properties fo:color="#0000ff" style:font-name="Verdana" style:font-name-asian="Verdana" style:font-name-complex="Verdana"/>
    </style:style>
    <style:style style:name="T10_32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33" style:family="text" style:parent-style-name="Default_20_Paragraph_20_Font">
      <style:text-properties style:font-name="Verdana" style:font-name-asian="Verdana" style:font-name-complex="Verdana"/>
    </style:style>
    <style:style style:name="T10_34" style:family="text" style:parent-style-name="Default_20_Paragraph_20_Font">
      <style:text-properties fo:color="#0000ff" style:font-name="Verdana" style:font-name-asian="Verdana" style:font-name-complex="Verdana"/>
    </style:style>
    <style:style style:name="T10_35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36" style:family="text" style:parent-style-name="Default_20_Paragraph_20_Font">
      <style:text-properties style:font-name="Verdana" style:font-name-asian="Verdana" style:font-name-complex="Verdana"/>
    </style:style>
    <style:style style:name="T10_37" style:family="text" style:parent-style-name="Default_20_Paragraph_20_Font">
      <style:text-properties fo:color="#0000ff" style:font-name="Verdana" style:font-name-asian="Verdana" style:font-name-complex="Verdana"/>
    </style:style>
    <style:style style:name="T10_38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0_39" style:family="text" style:parent-style-name="Default_20_Paragraph_20_Font">
      <style:text-properties style:font-name="Verdana" style:font-name-asian="Verdana" style:font-name-complex="Verdana"/>
    </style:style>
    <style:style style:name="T10_40" style:family="text" style:parent-style-name="Default_20_Paragraph_20_Font"/>
    <style:style style:name="P11" style:family="paragraph" style:parent-style-name="Standard">
      <style:paragraph-properties fo:text-align="left"/>
    </style:style>
    <style:style style:name="T11_1" style:family="text" style:parent-style-name="Default_20_Paragraph_20_Font">
      <style:text-properties style:font-name="Verdana" style:font-name-asian="Verdana" style:font-name-complex="Verdana"/>
    </style:style>
    <style:style style:name="T11_2" style:family="text" style:parent-style-name="Default_20_Paragraph_20_Font">
      <style:text-properties fo:color="#0000ff" style:font-name="Verdana" style:font-name-asian="Verdana" style:font-name-complex="Verdana"/>
    </style:style>
    <style:style style:name="T11_3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4" style:family="text" style:parent-style-name="Default_20_Paragraph_20_Font">
      <style:text-properties style:font-name="Verdana" style:font-name-asian="Verdana" style:font-name-complex="Verdana"/>
    </style:style>
    <style:style style:name="T11_5" style:family="text" style:parent-style-name="Default_20_Paragraph_20_Font">
      <style:text-properties fo:color="#0000ff" style:font-name="Verdana" style:font-name-asian="Verdana" style:font-name-complex="Verdana"/>
    </style:style>
    <style:style style:name="T11_6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7" style:family="text" style:parent-style-name="Default_20_Paragraph_20_Font">
      <style:text-properties style:font-name="Verdana" style:font-name-asian="Verdana" style:font-name-complex="Verdana"/>
    </style:style>
    <style:style style:name="T11_8" style:family="text" style:parent-style-name="Default_20_Paragraph_20_Font">
      <style:text-properties fo:color="#0000ff" style:font-name="Verdana" style:font-name-asian="Verdana" style:font-name-complex="Verdana"/>
    </style:style>
    <style:style style:name="T11_9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10" style:family="text" style:parent-style-name="Default_20_Paragraph_20_Font">
      <style:text-properties style:font-name="Verdana" style:font-name-asian="Verdana" style:font-name-complex="Verdana"/>
    </style:style>
    <style:style style:name="T11_11" style:family="text" style:parent-style-name="Default_20_Paragraph_20_Font">
      <style:text-properties fo:color="#0000ff" style:font-name="Verdana" style:font-name-asian="Verdana" style:font-name-complex="Verdana"/>
    </style:style>
    <style:style style:name="T11_12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13" style:family="text" style:parent-style-name="Default_20_Paragraph_20_Font">
      <style:text-properties style:font-name="Verdana" style:font-name-asian="Verdana" style:font-name-complex="Verdana"/>
    </style:style>
    <style:style style:name="T11_14" style:family="text" style:parent-style-name="Default_20_Paragraph_20_Font">
      <style:text-properties fo:color="#0000ff" style:font-name="Verdana" style:font-name-asian="Verdana" style:font-name-complex="Verdana"/>
    </style:style>
    <style:style style:name="T11_15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16" style:family="text" style:parent-style-name="Default_20_Paragraph_20_Font">
      <style:text-properties style:font-name="Verdana" style:font-name-asian="Verdana" style:font-name-complex="Verdana"/>
    </style:style>
    <style:style style:name="T11_17" style:family="text" style:parent-style-name="Default_20_Paragraph_20_Font">
      <style:text-properties fo:color="#0000ff" style:font-name="Verdana" style:font-name-asian="Verdana" style:font-name-complex="Verdana"/>
    </style:style>
    <style:style style:name="T11_18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19" style:family="text" style:parent-style-name="Default_20_Paragraph_20_Font">
      <style:text-properties style:font-name="Verdana" style:font-name-asian="Verdana" style:font-name-complex="Verdana"/>
    </style:style>
    <style:style style:name="T11_20" style:family="text" style:parent-style-name="Default_20_Paragraph_20_Font">
      <style:text-properties fo:color="#0000ff" style:font-name="Verdana" style:font-name-asian="Verdana" style:font-name-complex="Verdana"/>
    </style:style>
    <style:style style:name="T11_21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22" style:family="text" style:parent-style-name="Default_20_Paragraph_20_Font">
      <style:text-properties style:font-name="Verdana" style:font-name-asian="Verdana" style:font-name-complex="Verdana"/>
    </style:style>
    <style:style style:name="T11_23" style:family="text" style:parent-style-name="Default_20_Paragraph_20_Font">
      <style:text-properties fo:color="#0000ff" style:font-name="Verdana" style:font-name-asian="Verdana" style:font-name-complex="Verdana"/>
    </style:style>
    <style:style style:name="T11_24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25" style:family="text" style:parent-style-name="Default_20_Paragraph_20_Font">
      <style:text-properties style:font-name="Verdana" style:font-name-asian="Verdana" style:font-name-complex="Verdana"/>
    </style:style>
    <style:style style:name="T11_26" style:family="text" style:parent-style-name="Default_20_Paragraph_20_Font">
      <style:text-properties fo:color="#0000ff" style:font-name="Verdana" style:font-name-asian="Verdana" style:font-name-complex="Verdana"/>
    </style:style>
    <style:style style:name="T11_27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28" style:family="text" style:parent-style-name="Default_20_Paragraph_20_Font">
      <style:text-properties style:font-name="Verdana" style:font-name-asian="Verdana" style:font-name-complex="Verdana"/>
    </style:style>
    <style:style style:name="T11_29" style:family="text" style:parent-style-name="Default_20_Paragraph_20_Font">
      <style:text-properties fo:color="#0000ff" style:font-name="Verdana" style:font-name-asian="Verdana" style:font-name-complex="Verdana"/>
    </style:style>
    <style:style style:name="T11_30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31" style:family="text" style:parent-style-name="Default_20_Paragraph_20_Font">
      <style:text-properties style:font-name="Verdana" style:font-name-asian="Verdana" style:font-name-complex="Verdana"/>
    </style:style>
    <style:style style:name="T11_32" style:family="text" style:parent-style-name="Default_20_Paragraph_20_Font">
      <style:text-properties fo:color="#0000ff" style:font-name="Verdana" style:font-name-asian="Verdana" style:font-name-complex="Verdana"/>
    </style:style>
    <style:style style:name="T11_33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34" style:family="text" style:parent-style-name="Default_20_Paragraph_20_Font">
      <style:text-properties style:font-name="Verdana" style:font-name-asian="Verdana" style:font-name-complex="Verdana"/>
    </style:style>
    <style:style style:name="T11_35" style:family="text" style:parent-style-name="Default_20_Paragraph_20_Font">
      <style:text-properties fo:color="#0000ff" style:font-name="Verdana" style:font-name-asian="Verdana" style:font-name-complex="Verdana"/>
    </style:style>
    <style:style style:name="T11_36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37" style:family="text" style:parent-style-name="Default_20_Paragraph_20_Font">
      <style:text-properties style:font-name="Verdana" style:font-name-asian="Verdana" style:font-name-complex="Verdana"/>
    </style:style>
    <style:style style:name="T11_38" style:family="text" style:parent-style-name="Default_20_Paragraph_20_Font">
      <style:text-properties fo:color="#0000ff" style:font-name="Verdana" style:font-name-asian="Verdana" style:font-name-complex="Verdana"/>
    </style:style>
    <style:style style:name="T11_39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40" style:family="text" style:parent-style-name="Default_20_Paragraph_20_Font">
      <style:text-properties style:font-name="Verdana" style:font-name-asian="Verdana" style:font-name-complex="Verdana"/>
    </style:style>
    <style:style style:name="T11_41" style:family="text" style:parent-style-name="Default_20_Paragraph_20_Font">
      <style:text-properties fo:color="#0000ff" style:font-name="Verdana" style:font-name-asian="Verdana" style:font-name-complex="Verdana"/>
    </style:style>
    <style:style style:name="T11_42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43" style:family="text" style:parent-style-name="Default_20_Paragraph_20_Font">
      <style:text-properties style:font-name="Verdana" style:font-name-asian="Verdana" style:font-name-complex="Verdana"/>
    </style:style>
    <style:style style:name="T11_44" style:family="text" style:parent-style-name="Default_20_Paragraph_20_Font">
      <style:text-properties fo:color="#0000ff" style:font-name="Verdana" style:font-name-asian="Verdana" style:font-name-complex="Verdana"/>
    </style:style>
    <style:style style:name="T11_45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46" style:family="text" style:parent-style-name="Default_20_Paragraph_20_Font">
      <style:text-properties style:font-name="Verdana" style:font-name-asian="Verdana" style:font-name-complex="Verdana"/>
    </style:style>
    <style:style style:name="T11_47" style:family="text" style:parent-style-name="Default_20_Paragraph_20_Font">
      <style:text-properties fo:color="#0000ff" style:font-name="Verdana" style:font-name-asian="Verdana" style:font-name-complex="Verdana"/>
    </style:style>
    <style:style style:name="T11_48" style:family="text" style:parent-style-name="Default_20_Paragraph_20_Font">
      <style:text-properties style:text-line-through-style="none" fo:color="#000000" style:font-name="Verdana" style:font-name-asian="Verdana" style:font-name-complex="Verdana" style:text-underline-style="none"/>
    </style:style>
    <style:style style:name="T11_49" style:family="text" style:parent-style-name="Default_20_Paragraph_20_Font">
      <style:text-properties style:font-name="Verdana" style:font-name-asian="Verdana" style:font-name-complex="Verdana"/>
    </style:style>
    <style:style style:name="T11_50" style:family="text" style:parent-style-name="Default_20_Paragraph_20_Font"/>
  </office:automatic-styles>
  <office:body>
    <office:text>
      <text:p text:style-name="P1"><text:span text:style-name="T1_1">History<text:s/>of<text:s/>Computer<text:s/>graphics</text:span><text:span text:style-name="T1_2"><text:s/></text:span></text:p>
      <text:p text:style-name="P2"><text:span text:style-name="T2_1">In<text:s/>this<text:s/>paper<text:s/>we<text:s/>will<text:s/>talk<text:s/>about<text:s/>the<text:s/>GPU<text:s/>(</text:span><text:span text:style-name="T2_2">Graphics<text:s/>Processing<text:s/>Unit</text:span><text:span text:style-name="T2_3">)<text:s/>but<text:s/>before<text:s/>going<text:s/>deep<text:s/>into<text:s/>details<text:s/>we<text:s/>will<text:s/>start<text:s/>by<text:s/>defining<text:s/>the<text:s/>word<text:s/>“Graphics”,<text:s/>and<text:s/>we<text:s/>will<text:s/>go<text:s/>through<text:s/>the<text:s/>history<text:s/>of<text:s/>the<text:s/>graphics<text:s/>evolution<text:s/>which<text:s/>will<text:s/>help<text:s/>understanding<text:s/>the<text:s/>content<text:s/>of<text:s/>the<text:s/>research.</text:span><text:span text:style-name="T2_4"><text:s/></text:span></text:p>
      <text:p text:style-name="P3"><text:span text:style-name="T3_1">Computer<text:s/>Graphics</text:span><text:span text:style-name="T3_2"> </text:span><text:span text:style-name="T3_3">are<text:s/>the<text:s/>discipline<text:s/>of<text:s/>producing<text:s/>picture<text:s/>or<text:s/>images<text:s/>using<text:s/>a<text:s/>computer;<text:s/>includes<text:s/>modeling<text:s/>-<text:s/>creation,<text:s/>manipulation,<text:s/>and<text:s/>storage<text:s/>of<text:s/>geometric<text:s/>objects<text:s/>and<text:s/>rendering<text:s/>–<text:s/>converting<text:s/>a<text:s/>scene<text:s/>to<text:s/>an<text:s/>image,<text:s/>or<text:s/>the<text:s/>process<text:s/>of<text:s/>transformations,<text:s/>rasterization,<text:s/>shading,<text:s/>illumination,<text:s/>and<text:s/>animation<text:s/>of<text:s/>the<text:s/>image.<text:s/> </text:span><text:span text:style-name="T3_4"><text:s/></text:span></text:p>
      <text:p text:style-name="P4"><text:span text:style-name="T4_1">Computer<text:s/>Graphics<text:s/>has<text:s/>been<text:s/>widely<text:s/>used,<text:s/>such<text:s/>as<text:s/>graphics<text:s/>presentation,<text:s/>paint<text:s/>systems,<text:s/>computer-aided<text:s/>design<text:s/>(CAD),<text:s/>image<text:s/>processing,<text:s/>simulation<text:s/>&amp;<text:s/>virtual<text:s/>reality,<text:s/>and<text:s/>entertainment. <text:s/>From<text:s/>the<text:s/>earliest<text:s/>text<text:s/>character<text:s/>images<text:s/>of<text:s/>a<text:s/>non-graphic<text:s/>mainframe<text:s/>computers<text:s/>to<text:s/>the<text:s/>latest<text:s/>photographic<text:s/>quality<text:s/>images<text:s/>of<text:s/>a<text:s/>high<text:s/>resolution<text:s/>personal<text:s/>computers,<text:s/>from<text:s/>vector<text:s/>displays<text:s/>to<text:s/>raster<text:s/>displays,<text:s/>from<text:s/>2D<text:s/>input,<text:s/>to<text:s/>3D<text:s/>input<text:s/>and<text:s/>beyond,<text:s/>computer<text:s/>graphics<text:s/>has<text:s/>gone<text:s/>through<text:s/>its<text:s/>short,<text:s/>rapid<text:s/>changing<text:s/>history. </text:span><text:span text:style-name="T4_2"><text:s/></text:span></text:p>
      <text:p text:style-name="P5"><text:span text:style-name="T5_1">When<text:s/>computers<text:s/>were<text:s/>still<text:s/>in<text:s/>their<text:s/>infancy,<text:s/>without<text:s/>screens<text:s/>or<text:s/>keyboards<text:s/>and<text:s/>using<text:s/>punch<text:s/>cards<text:s/>for<text:s/>data<text:s/>entry,<text:s/>and<text:s/>when<text:s/>printers<text:s/>could<text:s/>only<text:s/>print<text:s/>whole<text:s/>characters<text:s/>rather<text:s/>than<text:s/>individual<text:s/>dots,<text:s/>ingenious<text:s/>programmers<text:s/>found<text:s/>that<text:s/>they<text:s/>could<text:s/>"play"<text:s/>with<text:s/>printouts,<text:s/>using<text:s/>dark<text:s/>and<text:s/>light<text:s/>characters<text:s/>to<text:s/>produce<text:s/>crude<text:s/>graphic<text:s/>images.</text:span><text:span text:style-name="T5_2"><text:s/></text:span></text:p>
      <text:p text:style-name="P6"><text:span text:style-name="T6_1">When<text:s/>the<text:s/>first<text:s/>affordable<text:s/>"personal<text:s/>computers"<text:s/>began<text:s/>to<text:s/>appear,<text:s/>their<text:s/>"graphics"<text:s/>capabilities<text:s/>were<text:s/>generally<text:s/>quite<text:s/>chunky<text:s/>by<text:s/>today's<text:s/>standards.</text:span><text:span text:style-name="T6_2"><text:line-break/></text:span><text:span text:style-name="T6_3"><text:line-break/></text:span><text:span text:style-name="T6_4">The<text:s/>popular<text:s/>Radio<text:s/>Shack<text:s/>TRS-80<text:s/>computer<text:s/>had<text:s/>a<text:s/>graphics<text:s/>resolution<text:s/>of<text:s/>128<text:s/>x<text:s/>48<text:s/>dots<text:s/>in<text:s/>black<text:s/>and<text:s/>white<text:s/>(or<text:s/>black<text:s/>and<text:s/>amber<text:s/>if<text:s/>you<text:s/>had<text:s/>one<text:s/>of<text:s/>the<text:s/>trendy<text:s/>"low<text:s/>eye<text:s/>strain"<text:s/>monitors).</text:span><text:span text:style-name="T6_5"><text:line-break/></text:span><text:span text:style-name="T6_6"><text:line-break/></text:span><text:span text:style-name="T6_7">Programmers<text:s/>in<text:s/>those<text:s/>days<text:s/>usually<text:s/>compressed<text:s/>their<text:s/>graphic<text:s/>data<text:s/>in<text:s/>order<text:s/>to<text:s/>squeeze<text:s/>the<text:s/>maximum<text:s/>visual<text:s/>capabilities<text:s/>into<text:s/>the<text:s/>limited<text:s/>program<text:s/>memory<text:s/>of<text:s/>their<text:s/>computers.<text:s/>However,<text:s/>no<text:s/>real<text:s/>standard<text:s/>graphic<text:s/>file<text:s/>formats<text:s/>existed;<text:s/>everyone<text:s/>simply<text:s/>did<text:s/>their<text:s/>own<text:s/>thing.</text:span><text:span text:style-name="T6_8"><text:s/></text:span></text:p>
      <text:p text:style-name="P7"><text:span text:style-name="T7_1">When<text:s/>the<text:s/>first<text:s/>affordable<text:s/>"personal<text:s/>computers"<text:s/>began<text:s/>to<text:s/>appear,<text:s/>their<text:s/>"graphics"<text:s/>capabilities<text:s/>were<text:s/>generally<text:s/>quite<text:s/>chunky<text:s/>by<text:s/>today's<text:s/>standards.</text:span><text:span text:style-name="T7_2"><text:line-break/></text:span><text:span text:style-name="T7_3"><text:line-break/></text:span><text:span text:style-name="T7_4">The<text:s/>popular<text:s/>Radio<text:s/>Shack<text:s/>TRS-80<text:s/>computer<text:s/>had<text:s/>a<text:s/>graphics<text:s/>resolution<text:s/>of<text:s/>128<text:s/>x<text:s/>48<text:s/>dots<text:s/>in<text:s/>black<text:s/>and<text:s/>white<text:s/>(or<text:s/>black<text:s/>and<text:s/>amber<text:s/>if<text:s/>you<text:s/>had<text:s/>one<text:s/>of<text:s/>the<text:s/>trendy<text:s/>"low<text:s/>eye<text:s/>strain"<text:s/>monitors).</text:span><text:span text:style-name="T7_5"><text:line-break/></text:span><text:span text:style-name="T7_6"><text:line-break/></text:span><text:span text:style-name="T7_7">Programmers<text:s/>in<text:s/>those<text:s/>days<text:s/>usually<text:s/>compressed<text:s/>their<text:s/>graphic<text:s/>data<text:s/>in<text:s/>order<text:s/>to<text:s/>squeeze<text:s/>the<text:s/>maximum<text:s/>visual<text:s/>capabilities<text:s/>into<text:s/>the<text:s/>limited<text:s/>program<text:s/>memory<text:s/>of<text:s/>their<text:s/>computers.<text:s/>However,<text:s/>no<text:s/>real<text:s/>standard<text:s/>graphic<text:s/>file<text:s/>formats<text:s/>existed;<text:s/>everyone<text:s/>simply<text:s/>did<text:s/>their<text:s/>own<text:s/>thing.</text:span><text:span text:style-name="T7_8"><text:s/></text:span></text:p>
      <text:p text:style-name="P8"><text:span text:style-name="T8_1">Since<text:s/>the<text:s/>introduction<text:s/>of<text:s/>the<text:s/>VGA<text:s/>(Video<text:s/>Graphics<text:s/>Array)<text:s/>and<text:s/>subsequent<text:s/>extended<text:s/>VGA<text:s/>modes,<text:s/>the<text:s/>IBM<text:s/>PCs<text:s/>could<text:s/>at<text:s/>last<text:s/>display<text:s/>photo-realistic<text:s/>images<text:s/>and<text:s/>movies.<text:s/>Users<text:s/>could<text:s/>now<text:s/>bring<text:s/>graphics<text:s/>into<text:s/>their<text:s/>computers<text:s/>via<text:s/>scanners,<text:s/>digital<text:s/>cameras,<text:s/>even<text:s/>video<text:s/>capture,<text:s/>and<text:s/>have<text:s/>them<text:s/>displayed<text:s/>on<text:s/>their<text:s/>screen<text:s/>or<text:s/>incorporated<text:s/>into<text:s/>their<text:s/>documents.</text:span><text:span text:style-name="T8_2"><text:line-break/></text:span><text:span text:style-name="T8_3"><text:line-break/></text:span><text:span text:style-name="T8_4">There<text:s/>is<text:s/>now<text:s/>an<text:s/>abundance<text:s/>of<text:s/>different<text:s/>graphic<text:s/>formats<text:s/>for<text:s/>various<text:s/>different<text:s/>types<text:s/>of<text:s/>images<text:s/>and<text:s/>movies.<text:s/>The<text:s/>most<text:s/>common<text:s/>of<text:s/>these<text:s/>are<text:s/>GIF,<text:s/>PNG<text:s/>and<text:s/>JPG<text:s/>(still<text:s/>images)<text:s/>or<text:s/>MPG<text:s/>and<text:s/>WMV<text:s/>(movies).</text:span><text:span text:style-name="T8_5"><text:line-break/></text:span><text:span text:style-name="T8_6"><text:line-break/></text:span><text:span text:style-name="T8_7">The<text:s/>main<text:s/>advances<text:s/>since<text:s/>then<text:s/>have<text:s/>been<text:s/>in<text:s/>3-D<text:s/>image<text:s/>rendering<text:s/>capabilities.<text:s/>For<text:s/>example,<text:s/>computer<text:s/>software<text:s/>can<text:s/>now<text:s/>utilize<text:s/>a<text:s/>computer's<text:s/>advanced<text:s/>graphics<text:s/>features<text:s/>to<text:s/>produce<text:s/>stunningly<text:s/>realistic<text:s/>three-dimensional<text:s/>scenes<text:s/>in<text:s/>such<text:s/>things<text:s/>as<text:s/>games<text:s/>or<text:s/>3-D<text:s/>designs.</text:span><text:span text:style-name="T8_8"><text:s/></text:span></text:p>
      <text:p text:style-name="P9"><text:span text:style-name="T9_1">August<text:s/>31,<text:s/>1999<text:s/>marks<text:s/>the<text:s/>introduction<text:s/>of<text:s/>the<text:s/>Graphics<text:s/>Processing<text:s/>Unit<text:s/>(GPU)<text:s/>for<text:s/>the<text:s/>PC<text:s/>industry.<text:s/>The<text:s/>technical<text:s/>definition<text:s/>of<text:s/>a<text:s/>GPU<text:s/>is<text:s/>"a<text:s/>single<text:s/>chip<text:s/>processor<text:s/>with<text:s/>integrated<text:s/></text:span><text:span text:style-name="T9_2">transform,<text:s/>lighting</text:span><text:span text:style-name="T9_3">,<text:s/>triangle<text:s/>setup/clipping,<text:s/>and<text:s/></text:span><text:span text:style-name="T9_4">rendering</text:span><text:span text:style-name="T9_5"><text:s/>engines<text:s/>that<text:s/>is<text:s/>capable<text:s/>of<text:s/>processing<text:s/>a<text:s/>minimum<text:s/>of<text:s/>10<text:s/>million<text:s/></text:span><text:span text:style-name="T9_6">polygons</text:span><text:span text:style-name="T9_7"><text:s/>per<text:s/>second."</text:span><text:span text:style-name="T9_8"><text:s/></text:span></text:p>
      <text:p text:style-name="P10"><text:span text:style-name="T10_1">A<text:s/>GPU<text:s/>implements<text:s/>a<text:s/>number<text:s/>of<text:s/>graphics<text:s/></text:span><text:span text:style-name="T10_2"><text:a xlink:type="simple" xlink:href="http://en.wikipedia.org/wiki/Primitive_%28geometry%29"><text:span text:style-name="T10_3">primitive</text:span></text:a></text:span><text:span text:style-name="T10_4"><text:s/>operations<text:s/>in<text:s/>a<text:s/>way<text:s/>that<text:s/>makes<text:s/>running<text:s/>them<text:s/>much<text:s/>faster<text:s/>than<text:s/>drawing<text:s/>directly<text:s/>to<text:s/>the<text:s/>screen<text:s/>with<text:s/>the<text:s/>host<text:s/>CPU.<text:s/>The<text:s/>most<text:s/>common<text:s/>operations<text:s/>for<text:s/>early<text:s/></text:span><text:span text:style-name="T10_5"><text:a xlink:type="simple" xlink:href="http://en.wikipedia.org/wiki/2D_computer_graphics"><text:span text:style-name="T10_6">2D<text:s/>computer<text:s/>graphics</text:span></text:a></text:span><text:span text:style-name="T10_7"><text:s/>include<text:s/>the<text:s/></text:span><text:span text:style-name="T10_8"><text:a xlink:type="simple" xlink:href="http://en.wikipedia.org/wiki/BitBLT"><text:span text:style-name="T10_9">BitBLT</text:span></text:a></text:span><text:span text:style-name="T10_10"><text:s/>operation<text:s/>(combines<text:s/>several<text:s/></text:span><text:span text:style-name="T10_11"><text:a xlink:type="simple" xlink:href="http://en.wikipedia.org/wiki/Bitmap"><text:span text:style-name="T10_12">bitmap</text:span></text:a></text:span><text:span text:style-name="T10_13"><text:s/>patterns<text:s/>using<text:s/>a<text:s/></text:span><text:span text:style-name="T10_14"><text:a xlink:type="simple" xlink:href="http://en.wikipedia.org/w/index.php?title=RasterOp&amp;amp;action=edit"><text:span text:style-name="T10_15">RasterOp</text:span></text:a></text:span><text:span text:style-name="T10_16">),<text:s/>usually<text:s/>in<text:s/>special<text:s/>hardware<text:s/>called<text:s/>a<text:s/></text:span><text:span text:style-name="T10_17">"</text:span><text:span text:style-name="T10_18"><text:a xlink:type="simple" xlink:href="http://en.wikipedia.org/wiki/Blitter"><text:span text:style-name="T10_19">blitter</text:span></text:a></text:span><text:span text:style-name="T10_20">"</text:span><text:span text:style-name="T10_21">,<text:s/>and<text:s/>operations<text:s/>for<text:s/>drawing<text:s/></text:span><text:span text:style-name="T10_22"><text:a xlink:type="simple" xlink:href="http://en.wikipedia.org/wiki/Rectangle"><text:span text:style-name="T10_23">rectangles</text:span></text:a></text:span><text:span text:style-name="T10_24">,<text:s/></text:span><text:span text:style-name="T10_25"><text:a xlink:type="simple" xlink:href="http://en.wikipedia.org/wiki/Triangle"><text:span text:style-name="T10_26">triangles</text:span></text:a></text:span><text:span text:style-name="T10_27">,<text:s/></text:span><text:span text:style-name="T10_28"><text:a xlink:type="simple" xlink:href="http://en.wikipedia.org/wiki/Circle"><text:span text:style-name="T10_29">circles</text:span></text:a></text:span><text:span text:style-name="T10_30">,<text:s/>and<text:s/></text:span><text:span text:style-name="T10_31"><text:a xlink:type="simple" xlink:href="http://en.wikipedia.org/wiki/Arc_%28geometry%29"><text:span text:style-name="T10_32">arcs</text:span></text:a></text:span><text:span text:style-name="T10_33">.<text:s/>Modern<text:s/>GPUs<text:s/>also<text:s/>have<text:s/>support<text:s/>for<text:s/></text:span><text:span text:style-name="T10_34"><text:a xlink:type="simple" xlink:href="http://en.wikipedia.org/wiki/3D_computer_graphics"><text:span text:style-name="T10_35">3D<text:s/>computer<text:s/>graphics</text:span></text:a></text:span><text:span text:style-name="T10_36">,<text:s/>and<text:s/>typically<text:s/>include<text:s/></text:span><text:span text:style-name="T10_37"><text:a xlink:type="simple" xlink:href="http://en.wikipedia.org/wiki/Digital_video"><text:span text:style-name="T10_38">digital<text:s/>video</text:span></text:a></text:span><text:span text:style-name="T10_39">-related<text:s/>functions<text:s/>as<text:s/>well.</text:span><text:span text:style-name="T10_40"><text:s/></text:span></text:p>
      <text:p text:style-name="P11"><text:span text:style-name="T11_1">Modern<text:s/>GPUs<text:s/>use<text:s/>most<text:s/>of<text:s/>their<text:s/></text:span><text:span text:style-name="T11_2"><text:a xlink:type="simple" xlink:href="http://www.answers.com/topic/transistor"><text:span text:style-name="T11_3">transistors</text:span></text:a></text:span><text:span text:style-name="T11_4"><text:s/>to<text:s/>do<text:s/>calculations<text:s/>related<text:s/>to<text:s/></text:span><text:span text:style-name="T11_5"><text:a xlink:type="simple" xlink:href="http://www.answers.com/topic/3d-computer-graphics"><text:span text:style-name="T11_6">3D<text:s/>computer<text:s/>graphics</text:span></text:a></text:span><text:span text:style-name="T11_7">.<text:s/>They<text:s/>were<text:s/>initially<text:s/>used<text:s/>to<text:s/>accelerate<text:s/>the<text:s/>memory-intensive<text:s/>work<text:s/>of<text:s/></text:span><text:span text:style-name="T11_8"><text:a xlink:type="simple" xlink:href="http://www.answers.com/topic/texture-mapping"><text:span text:style-name="T11_9">texture<text:s/>mapping</text:span></text:a></text:span><text:span text:style-name="T11_10"><text:s/>and<text:s/></text:span><text:span text:style-name="T11_11"><text:a xlink:type="simple" xlink:href="http://www.answers.com/topic/render"><text:span text:style-name="T11_12">rendering</text:span></text:a></text:span><text:span text:style-name="T11_13"><text:s/>polygons,<text:s/>later<text:s/>adding<text:s/>units<text:s/>to<text:s/>accelerate<text:s/></text:span><text:span text:style-name="T11_14"><text:a xlink:type="simple" xlink:href="http://www.answers.com/topic/geometry"><text:span text:style-name="T11_15">geometric</text:span></text:a></text:span><text:span text:style-name="T11_16"><text:s/>calculations<text:s/>such<text:s/>as<text:s/></text:span><text:span text:style-name="T11_17"><text:a xlink:type="simple" xlink:href="http://www.answers.com/topic/translation-geometry"><text:span text:style-name="T11_18">translating</text:span></text:a></text:span><text:span text:style-name="T11_19"><text:s/></text:span><text:span text:style-name="T11_20"><text:a xlink:type="simple" xlink:href="http://www.answers.com/topic/vertex"><text:span text:style-name="T11_21">vertices</text:span></text:a></text:span><text:span text:style-name="T11_22"><text:s/>into<text:s/>different<text:s/></text:span><text:span text:style-name="T11_23"><text:a xlink:type="simple" xlink:href="http://www.answers.com/topic/coordinate-system"><text:span text:style-name="T11_24">coordinate<text:s/>systems</text:span></text:a></text:span><text:span text:style-name="T11_25">.<text:s/>Recent<text:s/>developments<text:s/>in<text:s/>GPUs<text:s/>include<text:s/>support<text:s/>for<text:s/></text:span><text:span text:style-name="T11_26"><text:a xlink:type="simple" xlink:href="http://www.answers.com/topic/shader"><text:span text:style-name="T11_27">programmable<text:s/>shaders</text:span></text:a></text:span><text:span text:style-name="T11_28"><text:s/>which<text:s/>can<text:s/>manipulate<text:s/>vertices<text:s/>and<text:s/>textures<text:s/>with<text:s/>many<text:s/>of<text:s/>the<text:s/>same<text:s/>operations<text:s/>supported<text:s/>by<text:s/></text:span><text:span text:style-name="T11_29"><text:a xlink:type="simple" xlink:href="http://www.answers.com/topic/central-processing-unit"><text:span text:style-name="T11_30">CPUs</text:span></text:a></text:span><text:span text:style-name="T11_31">,<text:s/></text:span><text:span text:style-name="T11_32"><text:a xlink:type="simple" xlink:href="http://www.answers.com/topic/oversampling"><text:span text:style-name="T11_33">oversampling</text:span></text:a></text:span><text:span text:style-name="T11_34"><text:s/>and<text:s/></text:span><text:span text:style-name="T11_35"><text:a xlink:type="simple" xlink:href="http://www.answers.com/topic/interpolation-2"><text:span text:style-name="T11_36">interpolation</text:span></text:a></text:span><text:span text:style-name="T11_37"><text:s/>techniques<text:s/>to<text:s/>reduce<text:s/></text:span><text:span text:style-name="T11_38"><text:a xlink:type="simple" xlink:href="http://www.answers.com/topic/aliasing"><text:span text:style-name="T11_39">aliasing</text:span></text:a></text:span><text:span text:style-name="T11_40">,<text:s/>and<text:s/>very<text:s/>high-precision<text:s/></text:span><text:span text:style-name="T11_41"><text:a xlink:type="simple" xlink:href="http://www.answers.com/topic/color-space"><text:span text:style-name="T11_42">color<text:s/>spaces</text:span></text:a></text:span><text:span text:style-name="T11_43">.<text:s/>Because<text:s/>most<text:s/>of<text:s/>these<text:s/>computations<text:s/>involve<text:s/></text:span><text:span text:style-name="T11_44"><text:a xlink:type="simple" xlink:href="http://www.answers.com/topic/matrix-mathematics"><text:span text:style-name="T11_45">matrix</text:span></text:a></text:span><text:span text:style-name="T11_46"><text:s/>and<text:s/></text:span><text:span text:style-name="T11_47"><text:a xlink:type="simple" xlink:href="http://www.answers.com/topic/vector-calculus"><text:span text:style-name="T11_48">vector</text:span></text:a></text:span><text:span text:style-name="T11_49"><text:s/>operations,<text:s/>engineers<text:s/>and<text:s/>scientists<text:s/>have<text:s/>increasingly<text:s/>studied<text:s/>the<text:s/>use<text:s/>of<text:s/>GPUs<text:s/>for<text:s/>non-graphical<text:s/>calculations.</text:span><text:span text:style-name="T11_50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Times New Roman" svg:font-family="Times New Roman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History of Computer graphics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